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580000001F8A4C9DF059F45CD3.png" manifest:media-type="image/png"/>
  <manifest:file-entry manifest:full-path="Pictures/1000020100000E01000001F0FD07BEC24586D5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dobe Garamond Pro" svg:font-family="'Adobe Garamond Pro', 'Adobe Garamond Pro'" style:font-family-generic="roman"/>
    <style:font-face style:name="Arial" svg:font-family="Arial" style:font-adornments="Cursiva" style:font-family-generic="swiss"/>
    <style:font-face style:name="FreeSans1" svg:font-family="FreeSans" style:font-family-generic="swiss"/>
    <style:font-face style:name="arial" svg:font-family="arial" style:font-adornments="Normal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 style:writing-mode="page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#f9a870" fo:padding="0.097cm" fo:border="0.05pt solid #000000">
        <style:background-image/>
      </style:table-cell-properties>
    </style:style>
    <style:style style:name="Táboa3" style:family="table">
      <style:table-properties style:width="16.977cm" fo:margin-left="0.014cm" table:align="left" style:writing-mode="lr-tb"/>
    </style:style>
    <style:style style:name="Táboa3.A" style:family="table-column">
      <style:table-column-properties style:column-width="16.977cm"/>
    </style:style>
    <style:style style:name="Táboa3.1" style:family="table-row">
      <style:table-row-properties style:min-row-height="0.829cm" fo:keep-together="auto"/>
    </style:style>
    <style:style style:name="Táboa3.A1" style:family="table-cell">
      <style:table-cell-properties style:vertical-align="top" fo:background-color="#add58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áboa3.2" style:family="table-row">
      <style:table-row-properties fo:keep-together="auto"/>
    </style:style>
    <style:style style:name="Táboa3.A2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" style:family="table">
      <style:table-properties style:width="16.977cm" fo:margin-left="0.014cm" table:align="left" style:writing-mode="lr-tb"/>
    </style:style>
    <style:style style:name="Tabla2.A" style:family="table-column">
      <style:table-column-properties style:column-width="16.977cm"/>
    </style:style>
    <style:style style:name="Tabla2.1" style:family="table-row">
      <style:table-row-properties style:min-row-height="0.829cm" fo:keep-together="auto"/>
    </style:style>
    <style:style style:name="Tabla2.A1" style:family="table-cell">
      <style:table-cell-properties style:vertical-align="top" fo:background-color="#add58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style:font-name="Arial1" fo:font-size="10pt" fo:language="es" fo:country="ES" fo:font-style="normal" fo:font-weight="bold" officeooo:rsid="001db7de" officeooo:paragraph-rsid="00157154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8pt" fo:language="es" fo:country="ES" fo:font-style="italic" officeooo:rsid="00517001" officeooo:paragraph-rsid="00157154" style:font-size-asian="8pt" style:font-style-asian="italic" style:font-size-complex="8pt" style:font-style-complex="italic"/>
    </style:style>
    <style:style style:name="P3" style:family="paragraph" style:parent-style-name="Footer">
      <style:paragraph-properties fo:text-align="center" style:justify-single-word="false"/>
      <style:text-properties style:font-name="Arial1" fo:language="es" fo:country="ES" fo:font-style="normal" officeooo:paragraph-rsid="00157154" style:font-style-asian="normal" style:font-style-complex="normal"/>
    </style:style>
    <style:style style:name="P4" style:family="paragraph" style:parent-style-name="Standard">
      <style:text-properties officeooo:paragraph-rsid="00136013"/>
    </style:style>
    <style:style style:name="P5" style:family="paragraph" style:parent-style-name="Text_20_body">
      <style:paragraph-properties fo:margin-top="0.199cm" fo:margin-bottom="0.25cm" loext:contextual-spacing="false" style:writing-mode="page"/>
      <style:text-properties fo:font-size="11pt" fo:language="es" fo:country="ES" fo:font-weight="bold" officeooo:rsid="001db7de" officeooo:paragraph-rsid="00157154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top="0.199cm" fo:margin-bottom="0.25cm" loext:contextual-spacing="false" style:writing-mode="page"/>
      <style:text-properties style:font-name="Ubuntu" fo:font-size="11pt" fo:language="es" fo:country="ES" fo:font-weight="bold" officeooo:rsid="001db7de" officeooo:paragraph-rsid="00157154" style:font-size-asian="11pt" style:font-weight-asian="bold" style:font-size-complex="11pt" style:font-weight-complex="bold"/>
    </style:style>
    <style:style style:name="P7" style:family="paragraph" style:parent-style-name="Heading_20_1">
      <style:text-properties style:font-name="Ubuntu" fo:font-size="12pt" officeooo:rsid="00517001" officeooo:paragraph-rsid="00123404" style:font-size-asian="12pt" style:font-size-complex="12pt"/>
    </style:style>
    <style:style style:name="P8" style:family="paragraph" style:parent-style-name="Heading_20_1">
      <style:text-properties style:font-name="Ubuntu" fo:font-size="12pt" officeooo:rsid="00517001" officeooo:paragraph-rsid="00136013" style:font-size-asian="12pt" style:font-size-complex="12pt"/>
    </style:style>
    <style:style style:name="P9" style:family="paragraph" style:parent-style-name="Heading_20_1">
      <style:paragraph-properties fo:margin-top="0.199cm" fo:margin-bottom="0.25cm" loext:contextual-spacing="false" fo:text-align="center" style:justify-single-word="false" style:writing-mode="page"/>
      <style:text-properties style:font-name="Ubuntu" fo:font-size="12pt" fo:language="es" fo:country="ES" fo:font-weight="bold" officeooo:rsid="00157154" officeooo:paragraph-rsid="0015715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" fo:font-size="10pt" fo:language="es" fo:country="ES" fo:font-style="normal" fo:font-weight="bold" officeooo:rsid="001db7de" officeooo:paragraph-rsid="00157154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text-properties style:font-name="Ubuntu" officeooo:paragraph-rsid="00123404"/>
    </style:style>
    <style:style style:name="P12" style:family="paragraph" style:parent-style-name="Standard">
      <style:paragraph-properties fo:margin-top="0.101cm" fo:margin-bottom="0cm" loext:contextual-spacing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 style:text-autospace="none">
        <style:tab-stops>
          <style:tab-stop style:position="1.058cm"/>
        </style:tab-stops>
      </style:paragraph-properties>
      <style:text-properties style:use-window-font-color="true" style:text-line-through-style="none" style:text-line-through-type="none" style:font-name="Ubuntu" fo:font-size="10pt" fo:language="gl" fo:country="ES" fo:font-style="normal" style:text-underline-style="none" fo:font-weight="normal" officeooo:rsid="00517001" officeooo:paragraph-rsid="00123404" style:font-name-asian="Arial1" style:font-size-asian="10pt" style:font-style-asian="normal" style:font-weight-asian="normal" style:font-name-complex="Helvetica Neue" style:font-size-complex="10pt" style:language-complex="ar" style:country-complex="SA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 style:text-autospace="none">
        <style:tab-stops>
          <style:tab-stop style:position="1.058cm"/>
        </style:tab-stops>
      </style:paragraph-properties>
      <style:text-properties style:use-window-font-color="true" style:text-line-through-style="none" style:text-line-through-type="none" style:font-name="Ubuntu" fo:font-size="10pt" fo:language="gl" fo:country="ES" fo:font-style="normal" style:text-underline-style="none" fo:font-weight="normal" officeooo:rsid="00517001" officeooo:paragraph-rsid="00136013" style:font-name-asian="Arial1" style:font-size-asian="10pt" style:font-style-asian="normal" style:font-weight-asian="normal" style:font-name-complex="Helvetica Neue" style:font-size-complex="10pt" style:language-complex="ar" style:country-complex="SA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cm" fo:text-align="start" style:justify-single-word="false" fo:text-indent="0cm" style:auto-text-indent="false" fo:padding="0.074cm" fo:border-left="none" fo:border-right="none" fo:border-top="none" fo:border-bottom="0.99pt solid #000000" style:text-autospace="none" style:join-border="false">
        <style:tab-stops>
          <style:tab-stop style:position="1.058cm"/>
        </style:tab-stops>
      </style:paragraph-properties>
      <style:text-properties fo:color="#000000" style:text-line-through-style="none" style:text-line-through-type="none" style:font-name="Ubuntu" fo:font-size="10pt" fo:language="gl" fo:country="ES" fo:font-style="italic" style:text-underline-style="none" fo:font-weight="bold" officeooo:paragraph-rsid="00123404" style:font-name-asian="Adobe Garamond Pro" style:font-size-asian="10pt" style:font-style-asian="italic" style:font-weight-asian="bold" style:font-name-complex="Adobe Garamond Pro" style:font-size-complex="10pt" style:font-style-complex="italic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cm" fo:text-align="start" style:justify-single-word="false" fo:text-indent="0cm" style:auto-text-indent="false" fo:padding="0.074cm" fo:border-left="none" fo:border-right="none" fo:border-top="none" fo:border-bottom="0.99pt solid #000000" style:text-autospace="none" style:join-border="false">
        <style:tab-stops>
          <style:tab-stop style:position="1.058cm"/>
        </style:tab-stops>
      </style:paragraph-properties>
      <style:text-properties fo:color="#000000" style:text-line-through-style="none" style:text-line-through-type="none" style:font-name="Ubuntu" fo:font-size="10pt" fo:language="gl" fo:country="ES" fo:font-style="italic" style:text-underline-style="none" fo:font-weight="bold" officeooo:paragraph-rsid="00136013" style:font-name-asian="Adobe Garamond Pro" style:font-size-asian="10pt" style:font-style-asian="italic" style:font-weight-asian="bold" style:font-name-complex="Adobe Garamond Pro" style:font-size-complex="10pt" style:font-style-complex="italic" style:font-weight-complex="bold"/>
    </style:style>
    <style:style style:name="T1" style:family="text">
      <style:text-properties fo:font-size="8pt" fo:language="gl" fo:country="ES" fo:font-style="italic" officeooo:rsid="00517001" style:font-size-asian="8pt" style:font-style-asian="italic" style:font-size-complex="8pt" style:font-style-complex="italic"/>
    </style:style>
    <style:style style:name="T2" style:family="text">
      <style:text-properties fo:font-size="8pt" fo:language="gl" fo:country="ES" fo:font-style="italic" officeooo:rsid="0017897c" style:font-size-asian="8pt" style:font-style-asian="italic" style:font-size-complex="8pt" style:font-style-complex="italic"/>
    </style:style>
    <style:style style:name="T3" style:family="text">
      <style:text-properties fo:font-size="8pt" fo:language="gl" fo:country="ES" fo:font-style="italic" officeooo:rsid="001eac70" style:font-size-asian="8pt" style:font-style-asian="italic" style:font-size-complex="8pt" style:font-style-complex="italic"/>
    </style:style>
    <style:style style:name="T4" style:family="text">
      <style:text-properties fo:font-size="8pt" fo:language="gl" fo:country="ES" fo:font-style="italic" officeooo:rsid="001caa2c" style:font-size-asian="8pt" style:font-style-asian="italic" style:font-size-complex="8pt" style:font-style-complex="italic"/>
    </style:style>
    <style:style style:name="T5" style:family="text">
      <style:text-properties fo:font-size="8pt" fo:language="gl" fo:country="ES" fo:font-style="italic" officeooo:rsid="004fe7cd" style:font-size-asian="8pt" style:font-style-asian="italic" style:font-size-complex="8pt" style:font-style-complex="italic"/>
    </style:style>
    <style:style style:name="T6" style:family="text">
      <style:text-properties fo:font-size="8pt" fo:language="gl" fo:country="ES" fo:font-style="italic" officeooo:rsid="001ba90b" style:font-size-asian="8pt" style:font-style-asian="italic" style:font-size-complex="8pt" style:font-style-complex="italic"/>
    </style:style>
    <style:style style:name="T7" style:family="text">
      <style:text-properties fo:font-size="8pt" fo:language="gl" fo:country="ES" fo:font-style="italic" officeooo:rsid="00189bfd" style:font-size-asian="8pt" style:font-style-asian="italic" style:font-size-complex="8pt" style:font-style-complex="italic"/>
    </style:style>
    <style:style style:name="T8" style:family="text">
      <style:text-properties officeooo:rsid="0013601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9" text:outline-level="1">FÓRMULAS FIJAS</text:h>
          </table:table-cell>
        </table:table-row>
      </table:table>
      <text:p text:style-name="P5"/>
      <text:p text:style-name="P6">NOMBRE: ______________________________________<text:tab/> <text:s text:c="27"/>FECHA: ______________<text:tab/></text:p>
      <table:table table:name="Táboa3" table:style-name="Táboa3">
        <table:table-column table:style-name="Táboa3.A"/>
        <table:table-row table:style-name="Táboa3.1">
          <table:table-cell table:style-name="Táboa3.A1" office:value-type="string">
            <text:h text:style-name="P7" text:outline-level="1"><text:span text:style-name="T8">FÓRMULAS FIJAS DE INICIO</text:span>:</text:h>
          </table:table-cell>
        </table:table-row>
        <table:table-row table:style-name="Táboa3.2">
          <table:table-cell table:style-name="Táboa3.A2" office:value-type="string">
            <text:p text:style-name="P13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11"/>
      <text:p text:style-name="P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h text:style-name="P8" text:outline-level="1"><text:span text:style-name="T8">FÓRMULAS FIJAS DE FINAL</text:span>:</text:h>
          </table:table-cell>
        </table:table-row>
        <table:table-row table:style-name="Tabla2.2">
          <table:table-cell table:style-name="Tabla2.A2" office:value-type="string">
            <text:p text:style-name="P14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dobe Garamond Pro" svg:font-family="'Adobe Garamond Pro', 'Adobe Garamond Pro'" style:font-family-generic="roman"/>
    <style:font-face style:name="Arial" svg:font-family="Arial" style:font-adornments="Cursiva" style:font-family-generic="swiss"/>
    <style:font-face style:name="FreeSans1" svg:font-family="FreeSans" style:font-family-generic="swiss"/>
    <style:font-face style:name="arial" svg:font-family="arial" style:font-adornments="Normal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101cm" fo:margin-top="0.101cm" fo:margin-bottom="0.101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47cm" loext:contextual-spacing="false" fo:line-height="120%" fo:background-color="transparent"/>
      <style:text-properties style:font-name="arial" fo:font-family="arial" style:font-style-name="Normal" style:font-family-generic="swiss" fo:font-size="12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top="0cm" fo:margin-bottom="0.3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fo:margin-left="0.199cm" fo:margin-right="0cm" fo:margin-top="0.15cm" fo:margin-bottom="0cm" loext:contextual-spacing="false" fo:text-indent="0cm" style:auto-text-indent="false" style:page-number="auto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Arial" fo:font-family="Arial" style:font-style-name="Cursiva" style:font-family-generic="swiss" fo:font-size="115%" fo:font-style="normal" fo:font-weight="bold" style:font-size-asian="115%" style:font-weight-asian="bold" style:font-size-complex="115%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Ubuntu" fo:font-size="10pt" fo:language="es" fo:country="ES" fo:font-style="normal" fo:font-weight="bold" officeooo:rsid="001db7de" officeooo:paragraph-rsid="00157154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Standard">
      <style:paragraph-properties fo:margin-top="0.101cm" fo:margin-bottom="0cm" loext:contextual-spacing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MP3" style:family="paragraph" style:parent-style-name="Header">
      <style:paragraph-properties fo:text-align="start" style:justify-single-word="false"/>
      <style:text-properties style:font-name="Arial1" fo:font-size="10pt" fo:language="es" fo:country="ES" fo:font-style="normal" fo:font-weight="bold" officeooo:rsid="001db7de" officeooo:paragraph-rsid="00157154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Footer">
      <style:paragraph-properties fo:text-align="center" style:justify-single-word="false"/>
      <style:text-properties fo:font-size="8pt" fo:language="es" fo:country="ES" fo:font-style="italic" officeooo:rsid="00517001" officeooo:paragraph-rsid="00157154" style:font-size-asian="8pt" style:font-style-asian="italic" style:font-size-complex="8pt" style:font-style-complex="italic"/>
    </style:style>
    <style:style style:name="MP5" style:family="paragraph" style:parent-style-name="Footer">
      <style:paragraph-properties fo:text-align="center" style:justify-single-word="false"/>
      <style:text-properties style:font-name="Arial1" fo:language="es" fo:country="ES" fo:font-style="normal" officeooo:paragraph-rsid="00157154" style:font-style-asian="normal" style:font-style-complex="normal"/>
    </style:style>
    <style:style style:name="MT1" style:family="text">
      <style:text-properties fo:font-size="8pt" fo:language="gl" fo:country="ES" fo:font-style="italic" officeooo:rsid="00517001" style:font-size-asian="8pt" style:font-style-asian="italic" style:font-size-complex="8pt" style:font-style-complex="italic"/>
    </style:style>
    <style:style style:name="MT2" style:family="text">
      <style:text-properties fo:font-size="8pt" fo:language="gl" fo:country="ES" fo:font-style="italic" officeooo:rsid="00189bfd" style:font-size-asian="8pt" style:font-style-asian="italic" style:font-size-complex="8pt" style:font-style-complex="italic"/>
    </style:style>
    <style:style style:name="MT3" style:family="text">
      <style:text-properties fo:font-size="8pt" fo:language="gl" fo:country="ES" fo:font-style="italic" officeooo:rsid="001caa2c" style:font-size-asian="8pt" style:font-style-asian="italic" style:font-size-complex="8pt" style:font-style-complex="italic"/>
    </style:style>
    <style:style style:name="MT4" style:family="text">
      <style:text-properties fo:font-size="8pt" fo:language="gl" fo:country="ES" fo:font-style="italic" officeooo:rsid="004fe7cd" style:font-size-asian="8pt" style:font-style-asian="italic" style:font-size-complex="8pt" style:font-style-complex="italic"/>
    </style:style>
    <style:style style:name="MT5" style:family="text">
      <style:text-properties fo:font-size="8pt" fo:language="gl" fo:country="ES" fo:font-style="italic" officeooo:rsid="001ba90b" style:font-size-asian="8pt" style:font-style-asian="italic" style:font-size-complex="8pt" style:font-style-complex="italic"/>
    </style:style>
    <style:style style:name="MT6" style:family="text">
      <style:text-properties fo:font-size="8pt" fo:language="gl" fo:country="ES" fo:font-style="italic" officeooo:rsid="0017897c" style:font-size-asian="8pt" style:font-style-asian="italic" style:font-size-complex="8pt" style:font-style-complex="italic"/>
    </style:style>
    <style:style style:name="MT7" style:family="text">
      <style:text-properties fo:font-size="8pt" fo:language="zxx" fo:country="none" fo:font-style="italic" officeooo:rsid="001ba90b" style:font-size-asian="8pt" style:font-style-asian="italic" style:font-size-complex="8pt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EA Escribimos cuentos... ¡Por primera vez! Proyecto EDIA<draw:frame draw:style-name="Mfr1" draw:name="Image4" text:anchor-type="char" svg:x="10.627cm" svg:y="0.309cm" svg:width="6.518cm" svg:height="0.94cm" draw:z-index="0"><draw:image xlink:href="Pictures/1000020100000E01000001F0FD07BEC24586D5E1.png" xlink:type="simple" xlink:show="embed" xlink:actuate="onLoad" loext:mime-type="image/png"/></draw:frame></text:p>
        <text:p text:style-name="MP2">Interdisciplinar. Primaria</text:p>
        <text:p text:style-name="MP3"/>
      </style:header>
      <style:footer>
        <text:p text:style-name="MP4"><draw:frame draw:style-name="Mfr2" draw:name="Imagen1" text:anchor-type="paragraph" svg:x="7.308cm" svg:y="-0.288cm" svg:width="1.633cm" svg:height="0.575cm" draw:z-index="1"><draw:image xlink:href="Pictures/10000201000000580000001F8A4C9DF059F45CD3.png" xlink:type="simple" xlink:show="embed" xlink:actuate="onLoad" loext:mime-type="image/png"/></draw:frame></text:p>
        <text:p text:style-name="MP5"><text:span text:style-name="MT1">“</text:span><text:span text:style-name="MT2">Fórmulas finas para escribir cuentos</text:span><text:span text:style-name="MT1">” por </text:span><text:span text:style-name="MT3">Aíovai</text:span><text:span text:style-name="MT4"> para </text:span><text:span text:style-name="MT5">C</text:span><text:span text:style-name="MT2">edec</text:span><text:span text:style-name="MT5">, basado en una obra</text:span><text:span text:style-name="MT6"> para </text:span><text:span text:style-name="MT4">Xunta de Galicia, </text:span><text:span text:style-name="MT5">se encuentra bajo una </text:span><text:a xlink:type="simple" xlink:href="https://creativecommons.org/licenses/by-sa/4.0/deed.es" text:style-name="Internet_20_link" text:visited-style-name="Visited_20_Internet_20_Link"><text:span text:style-name="MT7">Licencia </text:span></text:a><text:a xlink:type="simple" xlink:href="https://creativecommons.org/licenses/by-sa/4.0/deed.es" text:style-name="Internet_20_link" text:visited-style-name="Visited_20_Internet_20_Link"><text:span text:style-name="MT4">Creative Commons </text:span></text:a><text:a xlink:type="simple" xlink:href="https://creativecommons.org/licenses/by-sa/4.0/deed.es" text:style-name="Internet_20_link" text:visited-style-name="Visited_20_Internet_20_Link"><text:span text:style-name="MT5">BY-SA 4.0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3:18:13.611527821</meta:creation-date>
    <dc:date>2020-01-20T11:07:37.980908286</dc:date>
    <meta:editing-duration>PT21M33S</meta:editing-duration>
    <meta:editing-cycles>6</meta:editing-cycles>
    <meta:generator>LibreOffice/6.0.7.3$Linux_X86_64 LibreOffice_project/00m0$Build-3</meta:generator>
    <meta:document-statistic meta:table-count="3" meta:image-count="2" meta:object-count="0" meta:page-count="1" meta:paragraph-count="7" meta:word-count="50" meta:character-count="404" meta:non-whitespace-character-count="332"/>
  </office:meta>
</office:document-meta>
</file>